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roxima-nova" svg:font-family="proxima-nova, 'proxima no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WWNum1">
      <style:paragraph-properties fo:margin-left="1.27cm" fo:margin-right="0cm" fo:margin-top="0cm" fo:margin-bottom="0cm" style:contextual-spacing="true" fo:line-height="100%" fo:text-align="justify" style:justify-single-word="false" fo:text-indent="0.635cm" style:auto-text-indent="false"/>
      <style:text-properties fo:font-weight="normal" officeooo:rsid="000992c1" officeooo:paragraph-rsid="0007a8eb" style:font-weight-asian="normal" style:font-weight-complex="normal"/>
    </style:style>
    <style:style style:name="P2" style:family="paragraph" style:parent-style-name="Standard" style:list-style-name="WWNum1">
      <style:paragraph-properties fo:margin-left="1.27cm" fo:margin-right="0cm" fo:margin-top="0cm" fo:margin-bottom="0cm" style:contextual-spacing="true" fo:line-height="100%" fo:text-align="justify" style:justify-single-word="false" fo:text-indent="0.635cm" style:auto-text-indent="false"/>
      <style:text-properties officeooo:paragraph-rsid="0007a8eb"/>
    </style:style>
    <style:style style:name="P3" style:family="paragraph" style:parent-style-name="Standard">
      <style:paragraph-properties fo:margin-left="1.27cm" fo:margin-right="0cm" fo:margin-top="0cm" fo:margin-bottom="0cm" style:contextual-spacing="true" fo:line-height="100%" fo:text-align="justify" style:justify-single-word="false" fo:text-indent="0.635cm" style:auto-text-indent="false"/>
      <style:text-properties officeooo:paragraph-rsid="0007a8eb"/>
    </style:style>
    <style:style style:name="P4" style:family="paragraph" style:parent-style-name="Standard" style:list-style-name="WWNum1" style:master-page-name="Standard">
      <style:paragraph-properties fo:margin-left="1.27cm" fo:margin-right="0cm" fo:margin-top="0cm" fo:margin-bottom="0cm" style:contextual-spacing="true" fo:line-height="100%" fo:text-align="justify" style:justify-single-word="false" fo:text-indent="0.635cm" style:auto-text-indent="false" style:page-number="1"/>
      <style:text-properties officeooo:paragraph-rsid="0007a8eb"/>
    </style:style>
    <style:style style:name="P5" style:family="paragraph" style:parent-style-name="Standard">
      <style:paragraph-properties fo:margin-top="0cm" fo:margin-bottom="0cm" style:contextual-spacing="false" fo:line-height="100%" fo:text-align="justify" style:justify-single-word="false"/>
      <style:text-properties officeooo:paragraph-rsid="0007a8eb"/>
    </style:style>
    <style:style style:name="P6" style:family="paragraph" style:parent-style-name="Standard">
      <style:paragraph-properties fo:margin-top="0cm" fo:margin-bottom="0cm" style:contextual-spacing="false" fo:line-height="100%" fo:text-align="start" style:justify-single-word="false"/>
      <style:text-properties officeooo:paragraph-rsid="0007a8eb"/>
    </style:style>
    <style:style style:name="P7" style:family="paragraph" style:parent-style-name="Standard">
      <style:paragraph-properties fo:margin-top="0cm" fo:margin-bottom="0cm" style:contextual-spacing="false" fo:line-height="100%" fo:text-align="justify" style:justify-single-word="false"/>
      <style:text-properties officeooo:rsid="00078ddb" officeooo:paragraph-rsid="0007a8eb"/>
    </style:style>
    <style:style style:name="P8" style:family="paragraph" style:parent-style-name="Standard">
      <style:paragraph-properties fo:margin-top="0cm" fo:margin-bottom="0cm" style:contextual-spacing="false" fo:line-height="100%" fo:text-align="start" style:justify-single-word="false"/>
      <style:text-properties officeooo:rsid="00078ddb" officeooo:paragraph-rsid="0007a8eb"/>
    </style:style>
    <style:style style:name="P9" style:family="paragraph" style:parent-style-name="Standard" style:list-style-name="WWNum1">
      <style:paragraph-properties fo:margin-left="1.27cm" fo:margin-right="0cm" fo:margin-top="0cm" fo:margin-bottom="0cm" style:contextual-spacing="true" fo:line-height="100%" fo:text-align="justify" style:justify-single-word="false" fo:text-indent="0cm" style:auto-text-indent="false"/>
      <style:text-properties officeooo:paragraph-rsid="0007a8eb"/>
    </style:style>
    <style:style style:name="P10" style:family="paragraph" style:parent-style-name="Standard" style:list-style-name="WWNum1">
      <style:paragraph-properties fo:margin-left="1.27cm" fo:margin-right="0cm" fo:margin-top="0cm" fo:margin-bottom="0cm" style:contextual-spacing="true" fo:line-height="100%" fo:text-align="justify" style:justify-single-word="false" fo:text-indent="0cm" style:auto-text-indent="false"/>
      <style:text-properties officeooo:rsid="00085ce8" officeooo:paragraph-rsid="0007a8eb"/>
    </style:style>
    <style:style style:name="P11" style:family="paragraph" style:parent-style-name="Standard" style:list-style-name="WWNum1">
      <style:paragraph-properties fo:margin-left="1.27cm" fo:margin-right="0cm" fo:margin-top="0cm" fo:margin-bottom="0cm" style:contextual-spacing="true" fo:line-height="100%" fo:text-align="start" style:justify-single-word="false" fo:text-indent="0cm" style:auto-text-indent="false"/>
      <style:text-properties officeooo:rsid="00085ce8" officeooo:paragraph-rsid="0007a8eb"/>
    </style:style>
    <style:style style:name="P12" style:family="paragraph" style:parent-style-name="Standard" style:list-style-name="WWNum1">
      <style:paragraph-properties fo:margin-left="0cm" fo:margin-right="0cm" fo:margin-top="0cm" fo:margin-bottom="0cm" style:contextual-spacing="true" fo:line-height="100%" fo:text-align="justify" style:justify-single-word="false" fo:text-indent="0cm" style:auto-text-indent="false"/>
      <style:text-properties officeooo:paragraph-rsid="0007a8eb"/>
    </style:style>
    <style:style style:name="P13"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07a8eb"/>
    </style:style>
    <style:style style:name="P14" style:family="paragraph" style:parent-style-name="Standard" style:master-page-name="">
      <style:paragraph-properties fo:margin-left="-0.499cm" fo:margin-right="0cm" fo:margin-top="0cm" fo:margin-bottom="0cm" style:contextual-spacing="false" fo:line-height="100%" fo:text-align="start" style:justify-single-word="false" fo:text-indent="0cm" style:auto-text-indent="false" style:page-number="auto"/>
      <style:text-properties officeooo:rsid="00078ddb" officeooo:paragraph-rsid="0007a8eb"/>
    </style:style>
    <style:style style:name="T1" style:family="text">
      <style:text-properties fo:background-color="#ffffff" loext:char-shading-value="0"/>
    </style:style>
    <style:style style:name="T2" style:family="text">
      <style:text-properties officeooo:rsid="00085ce8" fo:background-color="#ffffff" loext:char-shading-value="0"/>
    </style:style>
    <style:style style:name="T3" style:family="text">
      <style:text-properties officeooo:rsid="000b6e30" fo:background-color="#ffffff" loext:char-shading-value="0"/>
    </style:style>
    <style:style style:name="T4" style:family="text">
      <style:text-properties officeooo:rsid="000992c1" fo:background-color="#ffffff" loext:char-shading-value="0"/>
    </style:style>
    <style:style style:name="T5" style:family="text">
      <style:text-properties officeooo:rsid="00094fad" fo:background-color="#ffffff" loext:char-shading-value="0"/>
    </style:style>
    <style:style style:name="T6" style:family="text">
      <style:text-properties style:text-position="0% 100%"/>
    </style:style>
    <style:style style:name="T7" style:family="text">
      <style:text-properties style:text-position="0% 100%" officeooo:rsid="00078ddb"/>
    </style:style>
    <style:style style:name="T8" style:family="text">
      <style:text-properties style:text-position="0% 100%" fo:font-weight="bold" officeooo:rsid="00078ddb" style:font-weight-asian="bold" style:font-weight-complex="bold"/>
    </style:style>
    <style:style style:name="T9" style:family="text">
      <style:text-properties style:text-position="0% 100%" officeooo:rsid="0009059a"/>
    </style:style>
    <style:style style:name="T10" style:family="text">
      <style:text-properties fo:font-weight="bold" style:font-weight-asian="bold" style:font-weight-complex="bold"/>
    </style:style>
    <style:style style:name="T11" style:family="text">
      <style:text-properties fo:font-weight="bold" officeooo:rsid="0006243f" style:font-weight-asian="bold" style:font-weight-complex="bold"/>
    </style:style>
    <style:style style:name="T12" style:family="text">
      <style:text-properties fo:font-weight="bold" officeooo:rsid="00078ddb" style:font-weight-asian="bold" style:font-weight-complex="bold"/>
    </style:style>
    <style:style style:name="T13" style:family="text">
      <style:text-properties fo:font-weight="bold" officeooo:rsid="000992c1" style:font-weight-asian="bold" style:font-weight-complex="bold"/>
    </style:style>
    <style:style style:name="T14" style:family="text">
      <style:text-properties fo:font-weight="bold" officeooo:rsid="000b6e30" style:font-weight-asian="bold" style:font-weight-complex="bold"/>
    </style:style>
    <style:style style:name="T15" style:family="text">
      <style:text-properties fo:font-weight="bold" officeooo:rsid="0009059a" style:font-weight-asian="bold" style:font-weight-complex="bold"/>
    </style:style>
    <style:style style:name="T16" style:family="text">
      <style:text-properties fo:font-weight="bold" officeooo:rsid="00094fad" style:font-weight-asian="bold" style:font-weight-complex="bold"/>
    </style:style>
    <style:style style:name="T17" style:family="text">
      <style:text-properties fo:font-weight="bold" officeooo:rsid="00085ce8" fo:background-color="#ffffff" loext:char-shading-value="0" style:font-weight-asian="bold" style:font-weight-complex="bold"/>
    </style:style>
    <style:style style:name="T18" style:family="text">
      <style:text-properties fo:font-weight="bold" officeooo:rsid="000992c1" fo:background-color="#ffffff" loext:char-shading-value="0" style:font-weight-asian="bold" style:font-weight-complex="bold"/>
    </style:style>
    <style:style style:name="T19" style:family="text">
      <style:text-properties officeooo:rsid="0006243f"/>
    </style:style>
    <style:style style:name="T20" style:family="text">
      <style:text-properties officeooo:rsid="00078ddb"/>
    </style:style>
    <style:style style:name="T21" style:family="text">
      <style:text-properties fo:font-weight="normal" officeooo:rsid="00078ddb" style:font-weight-asian="normal" style:font-weight-complex="normal"/>
    </style:style>
    <style:style style:name="T22" style:family="text">
      <style:text-properties fo:font-weight="normal" officeooo:rsid="000992c1" style:font-weight-asian="normal" style:font-weight-complex="normal"/>
    </style:style>
    <style:style style:name="T23" style:family="text">
      <style:text-properties officeooo:rsid="000992c1"/>
    </style:style>
    <style:style style:name="T24" style:family="text">
      <style:text-properties officeooo:rsid="00085ce8"/>
    </style:style>
    <style:style style:name="T25" style:family="text">
      <style:text-properties officeooo:rsid="000b6e30"/>
    </style:style>
    <style:style style:name="T26" style:family="text">
      <style:text-properties style:text-position="super 58%" officeooo:rsid="00085ce8"/>
    </style:style>
    <style:style style:name="T27" style:family="text">
      <style:text-properties fo:font-variant="normal" fo:text-transform="none" fo:color="#000000" style:font-name="proxima-nova" fo:font-size="9.75pt" fo:letter-spacing="normal" fo:font-style="normal" fo:font-weight="bold" style:font-weight-asian="bold" style:font-weight-complex="bold"/>
    </style:style>
    <style:style style:name="T28" style:family="text">
      <style:text-properties fo:font-variant="normal" fo:text-transform="none" fo:color="#000000" style:font-name="proxima-nova" fo:font-size="9.75pt" fo:letter-spacing="normal" fo:font-style="normal" fo:font-weight="bold" officeooo:rsid="000b6e3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42399836061559300" text:style-name="WWNum1">
        <text:list-item>
          <text:p text:style-name="P4">I’m running a campaign where all the customers who sign up over the next 3 months get their first subscription term for free. How do I do that?</text:p>
        </text:list-item>
      </text:list>
      <text:p text:style-name="P6"><text:s text:c="45"/></text:p>
      <text:p text:style-name="P6"><text:span text:style-name="T7"><text:tab/><text:tab/>Create </text:span><text:span text:style-name="T8">One Time Coupons</text:span><text:span text:style-name="T7"> with the subscription.</text:span></text:p>
      <text:p text:style-name="P14"/>
      <text:p text:style-name="P8"><text:span text:style-name="T6">When you create the coupon set the validity of the resp</text:span><text:span text:style-name="T9">ec</text:span><text:span text:style-name="T6">tive coupon till required date. You can also restrict the number of redemptions. If you dont provide any information on redemptions text field then it will be considered as unlimited . </text:span></text:p>
      <text:p text:style-name="P7"/>
      <text:p text:style-name="P7"><text:span text:style-name="T6"/></text:p>
      <text:list xml:id="list170409675595570" text:continue-numbering="true" text:style-name="WWNum1">
        <text:list-item>
          <text:p text:style-name="P2">I want to only show the shipping address fields on the hosted checkout page, how do I do that?</text:p>
        </text:list-item>
      </text:list>
      <text:p text:style-name="P5"><text:s text:c="23"/></text:p>
      <text:p text:style-name="P5"><text:s text:c="21"/><text:span text:style-name="T11">Settings -&gt; Hosted Page Settings --&gt; Field Con</text:span><text:span text:style-name="T15">figu</text:span><text:span text:style-name="T11">rations </text:span></text:p>
      <text:p text:style-name="P5"><text:s text:c="12"/><text:span text:style-name="T19">Once you go field configurations , you can choose any field that you want to display on the hosted checkout page. Those filed are classified into 4. They are likely , </text:span></text:p>
      <text:p text:style-name="P5"><text:s text:c="19"/><text:span text:style-name="T19">1.Account Details</text:span></text:p>
      <text:p text:style-name="P5"><text:tab/> <text:s text:c="6"/><text:span text:style-name="T19">2.Payment Details</text:span></text:p>
      <text:p text:style-name="P5"><text:s text:c="19"/><text:span text:style-name="T19">3.Billing Address Details</text:span></text:p>
      <text:p text:style-name="P5"><text:s text:c="19"/><text:span text:style-name="T19">4.Shipping Address Details.</text:span></text:p>
      <text:p text:style-name="P5"><text:s text:c="3"/><text:span text:style-name="T19">Here you can tick the check box provided in the Shipping address category.</text:span></text:p>
      <text:p text:style-name="P5"/>
      <text:list xml:id="list170409814816919" text:continue-numbering="true" text:style-name="WWNum1">
        <text:list-item>
          <text:p text:style-name="P2">I only have a 3 month plan in Chargebee and I want to send a reminder email to all my subscribers 15 days prior to renewal about the subscription fee that would be collected on renewal. Is this possible with Chargebee?</text:p>
          <text:p text:style-name="P9"><text:s text:c="3"/></text:p>
          <text:p text:style-name="P12"><text:s text:c="19"/><text:span text:style-name="T11">Settings -&gt; Email Notifications -&gt; Enable Email Notifications </text:span></text:p>
          <text:p text:style-name="P12"><text:s text:c="13"/><text:span text:style-name="T19">Here you can set the email notifications settings. In Customer Email Section we have </text:span><text:span text:style-name="T11">Subscription <text:s/>Renewal Remainder</text:span><text:span text:style-name="T19"> . <text:s/>We can enable it to send renewal reminders.</text:span></text:p>
        </text:list-item>
      </text:list>
      <text:p text:style-name="P13"/>
      <text:p text:style-name="P13"><text:s text:c="17"/><text:span text:style-name="T19">And once you click customize template, mail composing page would appear. You will find text box called Send Remainder prior to given days. Fill 15 in the given box . Then remainder ill be sent 15 days prior to the renewal.</text:span></text:p>
      <text:p text:style-name="P5"/>
      <text:list xml:id="list170409780908602" text:continue-numbering="true" text:style-name="WWNum1">
        <text:list-item>
          <text:p text:style-name="P2">I accidentally created all my plans in my test site instead of the live site. <text:s/>Can you please move them to the live site for me?</text:p>
          <text:p text:style-name="P2"><text:s text:c="17"/><text:span text:style-name="T20">This option is only available on </text:span><text:span text:style-name="T12">LIVE</text:span><text:span text:style-name="T20"> site</text:span></text:p>
        </text:list-item>
      </text:list>
      <text:p text:style-name="P5"><text:s text:c="24"/><text:span text:style-name="T12">Settings -&gt; Site Settings -&gt; Copy Configurations Settings</text:span></text:p>
      <text:p text:style-name="P5"><text:span text:style-name="T12"><text:s text:c="16"/></text:span><text:span text:style-name="T21">Here You can copy your plan data to live site from test site.</text:span></text:p>
      <text:p text:style-name="P5"/>
      <text:p text:style-name="P5"><text:span text:style-name="T21"/></text:p>
      <text:list xml:id="list170408853308567" text:continue-numbering="true" text:style-name="WWNum1">
        <text:list-item>
          <text:p text:style-name="P2">Your footer content in the hosted checkout page says “Copyright © 2014.” I need to change it to 2015. How can I change the footer content on the theme?</text:p>
        </text:list-item>
      </text:list>
      <text:p text:style-name="P5"><text:s text:c="35"/><text:span text:style-name="T10"><text:s/></text:span><text:span text:style-name="T13">Settings-&gt;Theme Settings </text:span></text:p>
      <text:p text:style-name="P5"><text:s text:c="8"/><text:span text:style-name="T23">Select the theme and click configure theme . Theme customization page will be opened. And edit the footed content in that page. </text:span></text:p>
      <text:p text:style-name="P5"/>
      <text:p text:style-name="P5"/>
      <text:list xml:id="list170408965473132" text:continue-numbering="true" text:style-name="WWNum1">
        <text:list-item>
          <text:p text:style-name="P2">Why is Chargebee not supported for companies in India?</text:p>
        </text:list-item>
      </text:list>
      <text:p text:style-name="P5"><text:tab/><text:tab/><text:tab/><text:span text:style-name="T20">ChargeBee is not supported in India because of the RBI regulations. RBI does not allow recurring transactions. That is we cannot charge the customer recursively. So we cannot provide service in India.</text:span></text:p>
      <text:p text:style-name="P5"><text:soft-page-break/></text:p>
      <text:list xml:id="list170409562608411" text:continue-numbering="true" text:style-name="WWNum1">
        <text:list-item>
          <text:p text:style-name="P2">I have 3 different plans. When customers sign up for a subscription, I want to send them a welcome email from Chargebee. Is that possible? If yes, can I show different email content based on what plan they’ve signed up for?</text:p>
          <text:p text:style-name="P10"/>
          <text:p text:style-name="P11">Yes. You can send Welcome mails to your customer and also you can cusomize it.</text:p>
          <text:p text:style-name="P11">Settings-&gt; Email Notifications-&gt; Enable Email Notifications</text:p>
          <text:p text:style-name="P11"><text:s/>Enable subscription created Event then you can able to send welcome mails. </text:p>
          <text:p text:style-name="P11">And click Customize Template to modify. <text:s/>In mail composing area we can customize the content as well as the details of the subscriptions. Merge Fileds are given below. Choose the respective merge variables from the list and place it in your mail content. When this event triggered all the requested merge vars will be taken from the database and sent to customer. <text:s text:c="2"/>Example -&gt; <text:span text:style-name="T10">You are subsc</text:span><text:span text:style-name="T16">r</text:span><text:span text:style-name="T10">ibed <text:s text:c="2"/>{{plan.name}} plan </text:span>.</text:p>
        </text:list-item>
      </text:list>
      <text:p text:style-name="P6"><text:s text:c="17"/><text:span text:style-name="T24">No you cannot send different mails for each plans </text:span></text:p>
      <text:p text:style-name="P6"/>
      <text:list xml:id="list170410944399528" text:continue-numbering="true" text:style-name="WWNum1">
        <text:list-item>
          <text:p text:style-name="P2">One of my customers whose subscription is renewing tomorrow has informed me that he won’t be in town for the next 2 months and does not want to be billed for that. Is there a way I can stop his subscription from renewing for 2 months? </text:p>
        </text:list-item>
      </text:list>
      <text:p text:style-name="P5"><text:s text:c="26"/></text:p>
      <text:p text:style-name="P5"><text:tab/> <text:s text:c="2"/><text:tab/><text:span text:style-name="T25">Select the subscription which you want to change .</text:span> <text:span text:style-name="T25">In subscription details page we have actions tab . Click c</text:span><text:span text:style-name="T14">hange Next Billing</text:span><text:span text:style-name="T25"> <text:s/>. And select the new renewal date . </text:span></text:p>
      <text:p text:style-name="P5"/>
      <text:list xml:id="list170409777323205" text:continue-numbering="true" text:style-name="WWNum1">
        <text:list-item>
          <text:p text:style-name="P2"><text:span text:style-name="T1">I am trying to edit the price of a plan but I’m not able to. I only see the option to change the plan name. How can I change the price?</text:span></text:p>
        </text:list-item>
      </text:list>
      <text:p text:style-name="P3"><text:span text:style-name="T1"><text:s text:c="2"/><text:tab/></text:span></text:p>
      <text:p text:style-name="P3"><text:span text:style-name="T2"><text:tab/>Once the subsc</text:span><text:span text:style-name="T5">r</text:span><text:span text:style-name="T2">iption is created for the particular plan , then you are not allowed to edit. <text:s/>You can clone the plan (in plan details page </text:span><text:span text:style-name="T17">Clone plan</text:span><text:span text:style-name="T2">). And do the changes in the created plan and stars creating subscriptions for the new plan. </text:span></text:p>
      <text:p text:style-name="P5"/>
      <text:list xml:id="list170409702686548" text:continue-numbering="true" text:style-name="WWNum1">
        <text:list-item>
          <text:p text:style-name="P2"><text:span text:style-name="T1">A customer signed up on the 31st of October for a monthly subscription. When will his subscription renew?</text:span></text:p>
        </text:list-item>
      </text:list>
      <text:p text:style-name="P5"><text:s text:c="30"/><text:span text:style-name="T24">30</text:span><text:span text:style-name="T26">Th</text:span><text:span text:style-name="T24"> November.</text:span></text:p>
      <text:p text:style-name="P5"/>
      <text:list xml:id="list170410305559350" text:continue-numbering="true" text:style-name="WWNum1">
        <text:list-item>
          <text:p text:style-name="P2"><text:span text:style-name="T1">My customers pay me via checks and wire transfer. Is there any way of tracking them through Chargebee?</text:span></text:p>
          <text:p text:style-name="P9"><text:span text:style-name="T1"><text:s text:c="17"/></text:span><text:span text:style-name="T3">In site settings choose </text:span><text:span text:style-name="T27"><text:s/>enable "Notify and wait to close Invoices" . </text:span></text:p>
        </text:list-item>
      </text:list>
      <text:p text:style-name="P5"><text:span text:style-name="T28"><text:s text:c="2"/></text:span><text:span text:style-name="T25">invoice would be in payment due state . Collect the money and you have to manually close the invoice. </text:span><text:s text:c="23"/></text:p>
      <text:p text:style-name="P5"/>
      <text:list xml:id="list170409993126793" text:continue-numbering="true" text:style-name="WWNum1">
        <text:list-item>
          <text:p text:style-name="P2"><text:span text:style-name="T1">I would like to have different sets of plans for customers from US and UK and charge them in USD and Euro respectively. How do I do that in ChargeBee?</text:span></text:p>
        </text:list-item>
      </text:list>
      <text:p text:style-name="P5"><text:s text:c="33"/></text:p>
      <text:p text:style-name="P5"><text:span text:style-name="T24"><text:tab/><text:tab/>Create two sites for US and UK market respectively. Configure the currency settings in both sites. And request chargebee to merge those sites. Once you provide valid info chargebee team can merge your sites in single account at the back end.</text:span></text:p>
      <text:p text:style-name="P5"/>
      <text:list xml:id="list170410653130180" text:continue-numbering="true" text:style-name="WWNum1">
        <text:list-item>
          <text:p text:style-name="P2"><text:span text:style-name="T1">One of my customers signed up for a monthly subscription, however, they only want to use our services for a year and then have the subscription cancel automatically. Is this doable?</text:span></text:p>
        </text:list-item>
      </text:list>
      <text:p text:style-name="P5"><text:s text:c="31"/><text:span text:style-name="T23">Yes possible. Set number of Billing Cycles as 12( 12 months – 1year) while creating the subscription. That customer will be charged 12 times.</text:span></text:p>
      <text:p text:style-name="P5"><text:span text:style-name="T23"><text:s/></text:span></text:p>
      <text:list xml:id="list170409109534997" text:continue-numbering="true" text:style-name="WWNum1">
        <text:list-item>
          <text:p text:style-name="P2"><text:soft-page-break/><text:span text:style-name="T1">We’re using your Customer Portal and it’s great! However, one concern we have is that our customers have the option to cancel the subscriptions on their own. I do not want that. What can I do to stop them from canceling themselves?</text:span></text:p>
        </text:list-item>
      </text:list>
      <text:p text:style-name="P5"><text:s text:c="39"/></text:p>
      <text:p text:style-name="P5"><text:span text:style-name="T10"><text:tab/> </text:span><text:span text:style-name="T13">Settings -&gt; Hosted Page Settings -&gt;Customer Portal</text:span></text:p>
      <text:p text:style-name="P5"><text:span text:style-name="T13"><text:s text:c="18"/></text:span><text:span text:style-name="T22"><text:s/>Allowed actions are listed in this page. You can customize this to give access to the customer. <text:s/>When you disable </text:span><text:span text:style-name="T13">cancel Subscription</text:span><text:span text:style-name="T22">, user will not be able to cancel from his side.</text:span></text:p>
      <text:p text:style-name="P5"><text:span text:style-name="T22"/></text:p>
      <text:list xml:id="list170410439661835" text:continue-numbering="true" text:style-name="WWNum1">
        <text:list-item>
          <text:p text:style-name="P2"><text:span text:style-name="T1">We ship our products on a weekly basis to the customers who paid for our product in the past week. So how do I get the list and pass the orders to Shipstation?</text:span></text:p>
          <text:p text:style-name="P2"><text:span text:style-name="T1"><text:s text:c="5"/></text:span><text:span text:style-name="T4"><text:s text:c="7"/></text:span><text:span text:style-name="T18"><text:s/>Settings-&gt; Third Party Integrations -&gt; ShipStation</text:span></text:p>
          <text:p text:style-name="P1"><text:span text:style-name="T1">Apply the filter based on the request and click export. <tex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proxima-nova" svg:font-family="proxima-nova, 'proxima no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5T16:53:42.239587213</meta:creation-date>
    <dc:date>2015-06-25T17:04:08.775549278</dc:date>
    <meta:editing-duration>PT7M24S</meta:editing-duration>
    <meta:editing-cycles>4</meta:editing-cycles>
    <meta:generator>LibreOffice/4.2.8.2$Linux_X86_64 LibreOffice_project/420m0$Build-2</meta:generator>
    <meta:document-statistic meta:table-count="0" meta:image-count="0" meta:object-count="0" meta:page-count="3" meta:paragraph-count="57" meta:word-count="1066" meta:character-count="6563" meta:non-whitespace-character-count="4942"/>
  </office:meta>
</office:document-meta>
</file>